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size="14pt" style:font-size-asian="14pt" style:font-size-complex="14pt" fo:language="en" fo:country="US"/>
    </style:style>
    <style:style style:name="T3" style:parent-style-name="DefaultParagraphFont" style:family="text">
      <style:text-properties fo:font-size="14pt" style:font-size-asian="14pt" style:font-size-complex="14pt" fo:language="en" fo:country="US"/>
    </style:style>
    <style:style style:name="T4" style:parent-style-name="DefaultParagraphFont" style:family="text">
      <style:text-properties style:text-position="super 64.2%" fo:font-size="14pt" style:font-size-asian="14pt" style:font-size-complex="14pt" fo:language="en" fo:country="US"/>
    </style:style>
    <style:style style:name="T5" style:parent-style-name="DefaultParagraphFont" style:family="text">
      <style:text-properties fo:font-size="14pt" style:font-size-asian="14pt" style:font-size-complex="14pt" fo:language="en" fo:country="US"/>
    </style:style>
    <style:style style:name="P6" style:parent-style-name="Normal" style:family="paragraph">
      <style:text-properties fo:language="en" fo:country="US"/>
    </style:style>
    <style:style style:name="P7" style:parent-style-name="ListParagraph" style:family="paragraph">
      <style:text-properties fo:language="en" fo:country="US"/>
    </style:style>
    <style:style style:name="P8" style:parent-style-name="ListParagraph" style:family="paragraph">
      <style:text-properties fo:language="en" fo:country="US"/>
    </style:style>
    <style:style style:name="P9" style:parent-style-name="ListParagraph" style:family="paragraph">
      <style:text-properties fo:language="en" fo:country="US"/>
    </style:style>
    <style:style style:name="P10" style:parent-style-name="Normal" style:family="paragraph">
      <style:text-properties fo:font-size="10.5pt" style:font-size-asian="10.5pt" style:font-size-complex="10.5pt" fo:language="en" fo:country="US"/>
    </style:style>
  </office:automatic-styles>
  <office:body>
    <office:text text:use-soft-page-breaks="true">
      <text:p text:style-name="P1"><text:span text:style-name="T2">Major Updates</text:span><text:span text:style-name="T3"><text:s/>– April 3</text:span><text:span text:style-name="T4">rd</text:span><text:span text:style-name="T5"><text:s/>2020</text:span></text:p>
      <text:p text:style-name="P6">Major updates to the modelling and meshing portion of the project are as follows:</text:p>
      <text:list text:style-name="LFO1" text:continue-numbering="true">
        <text:list-item>
          <text:p text:style-name="P7">Moved the workflow from Google Colaboratory Notebook to Jupyter Notebook due to limitation of 3D processing Python libraries on Google Colaboratory. Also, moved majority of the work from MATLAB scripts to Python scripts using the open3d-python module.</text:p>
        </text:list-item>
        <text:list-item>
          <text:p text:style-name="P8">While experimenting on the open3d module, it was seen that it allowed easy access and manipulation of points of the point cloud, however the estimation of normal had hiccups while calculating the normal which is a setback as normals theoretically make transformation of the models easier.</text:p>
        </text:list-item>
        <text:list-item>
          <text:p text:style-name="P9">Experimentation on linear and FFT and subsequent IFFT scaling was performed when it comes to transformation of the model.</text:p>
        </text:list-item>
      </text:list>
      <text:p text:style-name="P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MS Mincho"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fo:color="#2E74B5" fo:font-size="16pt" style:font-size-asian="16pt" style:font-size-complex="16pt" fo:hyphenate="false"/>
    </style:style>
    <style:style style:name="Normal" style:display-name="Normal" style:family="paragraph">
      <style:text-properties fo:language="en" fo:country="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MS Gothic" style:font-name-complex="Mangal" fo:color="#2E74B5" fo:font-size="16pt" style:font-size-asian="16pt" style:font-size-complex="16pt" fo:language="en" fo:country="GB"/>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MS Mincho"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harshi Bhusaal</meta:initial-creator>
    <dc:creator>Maharshi Bhusaal</dc:creator>
    <meta:creation-date>2020-04-02T05:12:00Z</meta:creation-date>
    <dc:date>2020-04-03T16:13:00Z</dc:date>
    <meta:template xlink:href="Normal.dotm" xlink:type="simple"/>
    <meta:editing-cycles>4</meta:editing-cycles>
    <meta:editing-duration>PT660S</meta:editing-duration>
    <meta:document-statistic meta:page-count="1" meta:paragraph-count="1" meta:word-count="115" meta:character-count="776" meta:row-count="5" meta:non-whitespace-character-count="662"/>
  </office:meta>
</office:document-meta>
</file>